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NameExpression.update( Context context ,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lassNameExpress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NameExpression.ClassName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lassNameExpression.evaluate( 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